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1743765718377016" text:style-name="L1">
        <text:list-item>
          <text:p text:style-name="P1"><text:span text:style-name="T1">(début cours 1)</text:span> logique des propositions → logique du premier ordre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1T19:36:53</meta:creation-date>
    <dc:date>2015-02-11T19:54:21</dc:date>
    <dc:creator>yjfjyf jjku</dc:creator>
    <meta:editing-duration>PT16M50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" meta:word-count="12" meta:character-count="68"/>
  </office:meta>
</office:document-meta>
</file>